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6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304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walmart android phones 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wallmount enclosures, pedestal with shell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x protel batteries, 2x Western lock &amp; key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refurb payphones </text:p>
          </table:table-cell>
          <table:table-cell office:value-type="float" office:value="661.55" calcext:value-type="float">
            <text:p>661.55</text:p>
          </table:table-cell>
          <table:table-cell/>
          <table:table-cell office:value-type="string" calcext:value-type="string">
            <text:p>XXX possible refund in progress</text:p>
          </table:table-cell>
        </table:table-row>
        <table:table-row table:style-name="ro1">
          <table:table-cell office:value-type="string" calcext:value-type="string">
            <text:p>payphone board, 3 handsets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unlocked BasicTalk ATAs 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payphone locks 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small pedestals and enclosures 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payphones 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712.36" calcext:value-type="float">
            <text:p>3712.36</text:p>
          </table:table-cell>
          <table:table-cell office:value-type="string" calcext:value-type="string">
            <text:p>racc grant budget had $3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7])" office:value-type="float" office:value="701.61" calcext:value-type="float">
            <text:p>701.61</text:p>
          </table:table-cell>
          <table:table-cell office:value-type="string" calcext:value-type="string">
            <text:p>racc grant budget had $7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0:.B77])" office:value-type="float" office:value="1000" calcext:value-type="float">
            <text:p>1000</text:p>
          </table:table-cell>
          <table:table-cell office:value-type="string" calcext:value-type="string">
            <text:p>racc grant budget had $1950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1:.B91])" office:value-type="float" office:value="424.7" calcext:value-type="float">
            <text:p>424.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95:.B97])" office:value-type="float" office:value="528" calcext:value-type="float">
            <text:p>528</text:p>
          </table:table-cell>
          <table:table-cell table:style-name="ce1" office:value-type="string" calcext:value-type="string">
            <text:p>racc grant budget had $10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stima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 on precipice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On $1100, if nothing was deductible, $1971</text:p>
          </table:table-cell>
        </table:table-row>
        <table:table-row table:style-name="ro1">
          <table:table-cell office:value-type="string" calcext:value-type="string">
            <text:p>digitalocean nov-dec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sep-dec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1:.B103])" office:value-type="float" office:value="324" calcext:value-type="float">
            <text:p>32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5])" office:value-type="float" office:value="6690.67" calcext:value-type="float">
            <text:p>6690.67</text:p>
          </table:table-cell>
          <table:table-cell table:formula="of:=SUM([.C1:.C105])" office:value-type="float" office:value="6690.67" calcext:value-type="float">
            <text:p>6690.67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10:.B118])" office:value-type="float" office:value="-7492.36" calcext:value-type="float">
            <text:p>-7492.3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7];[.B119])" office:value-type="float" office:value="-801.69" calcext:value-type="float">
            <text:p>-801.6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3:04:51.112787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22:27:59.298546373</dc:date>
    <meta:editing-duration>PT7H9M4S</meta:editing-duration>
    <meta:editing-cycles>53</meta:editing-cycles>
    <meta:generator>LibreOffice/5.1.4.2$Linux_X86_64 LibreOffice_project/10m0$Build-2</meta:generator>
    <meta:document-statistic meta:table-count="1" meta:cell-count="227" meta:object-count="0"/>
  </office:meta>
</office:document-meta>
</file>